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 Black" svg:font-family="'Arial Black'"/>
    <style:font-face style:name="GB2312" svg:font-family="GB2312"/>
    <style:font-face style:name="Tahoma1" svg:font-family="Tahoma"/>
    <style:font-face style:name="华文中宋" svg:font-family="华文中宋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隶书" svg:font-family="隶书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574cm" fo:margin-left="0.201cm" fo:margin-right="0.224cm" table:align="margins"/>
    </style:style>
    <style:style style:name="表格1.A" style:family="table-column">
      <style:table-column-properties style:column-width="0.543cm" style:rel-column-width="2148*"/>
    </style:style>
    <style:style style:name="表格1.B" style:family="table-column">
      <style:table-column-properties style:column-width="1.739cm" style:rel-column-width="6877*"/>
    </style:style>
    <style:style style:name="表格1.C" style:family="table-column">
      <style:table-column-properties style:column-width="1.251cm" style:rel-column-width="4945*"/>
    </style:style>
    <style:style style:name="表格1.D" style:family="table-column">
      <style:table-column-properties style:column-width="1.378cm" style:rel-column-width="5447*"/>
    </style:style>
    <style:style style:name="表格1.E" style:family="table-column">
      <style:table-column-properties style:column-width="1.268cm" style:rel-column-width="5014*"/>
    </style:style>
    <style:style style:name="表格1.F" style:family="table-column">
      <style:table-column-properties style:column-width="1.462cm" style:rel-column-width="5782*"/>
    </style:style>
    <style:style style:name="表格1.G" style:family="table-column">
      <style:table-column-properties style:column-width="1.524cm" style:rel-column-width="6026*"/>
    </style:style>
    <style:style style:name="表格1.H" style:family="table-column">
      <style:table-column-properties style:column-width="1.281cm" style:rel-column-width="5063*"/>
    </style:style>
    <style:style style:name="表格1.I" style:family="table-column">
      <style:table-column-properties style:column-width="0.653cm" style:rel-column-width="2580*"/>
    </style:style>
    <style:style style:name="表格1.J" style:family="table-column">
      <style:table-column-properties style:column-width="0.453cm" style:rel-column-width="1792*"/>
    </style:style>
    <style:style style:name="表格1.L" style:family="table-column">
      <style:table-column-properties style:column-width="0.489cm" style:rel-column-width="1932*"/>
    </style:style>
    <style:style style:name="表格1.M" style:family="table-column">
      <style:table-column-properties style:column-width="0.471cm" style:rel-column-width="1862*"/>
    </style:style>
    <style:style style:name="表格1.O" style:family="table-column">
      <style:table-column-properties style:column-width="0.473cm" style:rel-column-width="1869*"/>
    </style:style>
    <style:style style:name="表格1.P" style:family="table-column">
      <style:table-column-properties style:column-width="0.452cm" style:rel-column-width="1785*"/>
    </style:style>
    <style:style style:name="表格1.Q" style:family="table-column">
      <style:table-column-properties style:column-width="0.508cm" style:rel-column-width="2008*"/>
    </style:style>
    <style:style style:name="表格1.T" style:family="table-column">
      <style:table-column-properties style:column-width="0.676cm" style:rel-column-width="2671*"/>
    </style:style>
    <style:style style:name="表格1.A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1.T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-asian="华文中宋"/>
    </style:style>
    <style:style style:name="P2" style:family="paragraph" style:parent-style-name="Standard">
      <style:text-properties style:font-name-asian="华文中宋" style:language-asian="zh" style:country-asian="CN"/>
    </style:style>
    <style:style style:name="P3" style:family="paragraph" style:parent-style-name="Standard">
      <style:paragraph-properties fo:text-align="center" style:justify-single-word="false"/>
      <style:text-properties fo:font-size="12pt" style:font-name-asian="华文中宋" style:font-size-asian="12pt" style:language-asian="zh" style:country-asian="CN" style:font-size-complex="12pt"/>
    </style:style>
    <style:style style:name="P4" style:family="paragraph" style:parent-style-name="Table_20_Contents">
      <style:text-properties style:font-name-asian="隶书"/>
    </style:style>
    <style:style style:name="P5" style:family="paragraph" style:parent-style-name="Table_20_Contents">
      <style:text-properties style:font-name-asian="隶书" style:language-asian="zh" style:country-asian="CN"/>
    </style:style>
    <style:style style:name="P6" style:family="paragraph" style:parent-style-name="Table_20_Contents">
      <style:text-properties fo:font-size="12pt" style:font-name-asian="隶书" style:font-size-asian="12pt" style:font-size-complex="12pt"/>
    </style:style>
    <style:style style:name="P7" style:family="paragraph" style:parent-style-name="Table_20_Contents">
      <style:text-properties fo:font-size="12pt" style:font-name-asian="华文中宋" style:font-size-asian="12pt" style:language-asian="zh" style:country-asian="CN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style:font-name-asian="华文中宋" style:font-size-asian="12pt" style:language-asian="zh" style:country-asian="CN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name-asian="华文中宋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style:font-name-asian="华文中宋" style:font-size-asian="12pt" style:font-size-complex="12pt"/>
    </style:style>
    <style:style style:name="T1" style:family="text">
      <style:text-properties style:font-name="Arial1" fo:font-size="10.5pt" fo:language="en" fo:country="US" fo:font-weight="normal" style:font-name-asian="GB2312" style:font-size-asian="10.5pt" style:font-weight-asian="normal" style:font-size-complex="10.5pt" style:font-weight-complex="normal"/>
    </style:style>
    <style:style style:name="T2" style:family="text">
      <style:text-properties style:font-name="Arial1" fo:font-size="10.5pt" fo:language="en" fo:country="US" fo:font-weight="normal" style:font-name-asian="GB2312" style:font-size-asian="10.5pt" style:language-asian="zh" style:country-asian="CN" style:font-weight-asian="normal" style:font-size-complex="10.5pt" style:font-weight-complex="normal"/>
    </style:style>
    <style:style style:name="T3" style:family="text">
      <style:text-properties style:font-name="Arial1" fo:font-size="10.5pt" fo:language="en" fo:country="US" fo:font-weight="normal" style:font-name-asian="华文中宋" style:font-size-asian="10.5pt" style:font-weight-asian="normal" style:font-size-complex="10.5pt" style:font-weight-complex="normal"/>
    </style:style>
    <style:style style:name="T4" style:family="text">
      <style:text-properties style:font-name="Arial1" fo:font-size="10.5pt" fo:language="en" fo:country="US" fo:font-weight="bold" style:font-name-asian="GB2312" style:font-size-asian="10.5pt" style:language-asian="zh" style:country-asian="CN" style:font-weight-asian="bold" style:font-size-complex="10.5pt" style:font-weight-complex="bold"/>
    </style:style>
    <style:style style:name="T5" style:family="text">
      <style:text-properties style:font-name="Arial1" fo:font-size="12pt" fo:language="en" fo:country="US" fo:font-weight="normal" style:font-name-asian="GB2312" style:font-size-asian="12pt" style:language-asian="zh" style:country-asian="CN" style:font-weight-asian="normal" style:font-size-complex="12pt" style:font-weight-complex="normal"/>
    </style:style>
    <style:style style:name="T6" style:family="text">
      <style:text-properties style:font-name="Arial1" fo:font-size="12pt" fo:language="en" fo:country="US" fo:font-weight="bold" style:font-name-asian="GB2312" style:font-size-asian="12pt" style:language-asian="zh" style:country-asian="CN" style:font-weight-asian="bold" style:font-size-complex="12pt" style:font-weight-complex="bold"/>
    </style:style>
    <style:style style:name="T7" style:family="text">
      <style:text-properties style:font-name="Arial1" fo:font-size="15pt" fo:language="en" fo:country="US" fo:font-weight="normal" style:font-name-asian="华文中宋" style:font-size-asian="15pt" style:language-asian="zh" style:country-asian="CN" style:font-weight-asian="normal" style:font-size-complex="15pt" style:font-weight-complex="normal"/>
    </style:style>
    <style:style style:name="T8" style:family="text">
      <style:text-properties style:font-name="Arial1" fo:font-size="15pt" fo:language="en" fo:country="US" fo:font-weight="normal" style:font-name-asian="华文中宋" style:font-size-asian="15pt" style:font-weight-asian="normal" style:font-size-complex="15pt" style:font-weight-complex="normal"/>
    </style:style>
    <style:style style:name="T9" style:family="text">
      <style:text-properties style:font-name="Arial1" fo:font-size="15pt" fo:language="en" fo:country="US" fo:font-weight="bold" style:font-name-asian="GB2312" style:font-size-asian="15pt" style:language-asian="zh" style:country-asian="CN" style:font-weight-asian="bold" style:font-size-complex="15pt" style:font-weight-complex="bold"/>
    </style:style>
    <style:style style:name="T10" style:family="text">
      <style:text-properties style:font-name="Arial1" fo:font-size="15pt" fo:language="en" fo:country="US" fo:font-weight="bold" style:font-name-asian="华文中宋" style:font-size-asian="15pt" style:language-asian="zh" style:country-asian="CN" style:font-weight-asian="bold" style:font-size-complex="15pt" style:font-weight-complex="bold"/>
    </style:style>
    <style:style style:name="T11" style:family="text">
      <style:text-properties style:font-name="Arial1" fo:font-size="15pt" fo:language="en" fo:country="US" fo:font-weight="bold" style:font-name-asian="华文中宋" style:font-size-asian="15pt" style:font-weight-asian="bold" style:font-size-complex="15pt" style:font-weight-complex="bold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fo:font-weight="bold" style:font-name-asian="GB2312" style:font-size-asian="12pt" style:font-weight-asian="bold" style:font-size-complex="12pt" style:font-weight-complex="bold"/>
    </style:style>
    <style:style style:name="T14" style:family="text">
      <style:text-properties fo:font-size="12pt" style:font-name-asian="华文中宋" style:font-size-asian="12pt" style:font-size-complex="1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0.5pt" fo:font-weight="normal" style:font-name-asian="GB2312" style:font-size-asian="10.5pt" style:font-weight-asian="normal" style:font-size-complex="10.5pt" style:font-weight-complex="normal"/>
    </style:style>
    <style:style style:name="T17" style:family="text">
      <style:text-properties style:font-name="Arial Black" fo:font-size="10.5pt" fo:language="en" fo:country="US" fo:font-weight="normal" style:font-name-asian="GB2312" style:font-size-asian="10.5pt" style:font-weight-asian="normal" style:font-size-complex="10.5pt" style:font-weight-complex="normal"/>
    </style:style>
    <style:style style:name="T18" style:family="text">
      <style:text-properties style:language-asian="zh" style:country-asian="CN"/>
    </style:style>
    <style:style style:name="T19" style:family="text">
      <style:text-properties style:font-name-asian="华文中宋"/>
    </style:style>
    <style:style style:name="T20" style:family="text">
      <style:text-properties style:font-name="Arial" fo:font-size="12pt" fo:language="en" fo:country="US" fo:font-weight="normal" style:font-name-asian="Arial" style:font-size-asian="12pt" style:language-asian="zh" style:country-asian="CN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A"/>
        <table:table-column table:style-name="表格1.L"/>
        <table:table-column table:style-name="表格1.M" table:number-columns-repeated="2"/>
        <table:table-column table:style-name="表格1.O"/>
        <table:table-column table:style-name="表格1.P"/>
        <table:table-column table:style-name="表格1.Q"/>
        <table:table-column table:style-name="表格1.J"/>
        <table:table-column table:style-name="表格1.L"/>
        <table:table-column table:style-name="表格1.T"/>
        <table:table-row>
          <table:table-cell table:style-name="表格1.A1" table:number-columns-spanned="20" office:value-type="string">
            <text:p text:style-name="Standard"><text:span text:style-name="T15"><text:s text:c="2"/></text:span><text:span text:style-name="T12"><text:s text:c="41"/></text:span><text:span text:style-name="T13">深圳市牧泰莱电路技术有限公司</text:span></text:p>
            <text:p text:style-name="Table_20_Contents"><text:span text:style-name="T16"><text:s text:c="29"/></text:span><text:span text:style-name="T17">SHENZHEN MULTILAYER PCB TECHNOLOGY CO.,LTD</text:span><text:span text:style-name="T1">.</text:span></text:p>
            <text:p text:style-name="P4"><text:span text:style-name="T3"><text:s text:c="54"/></text:span><text:span text:style-name="T8"><text:s text:c="2"/></text:span><text:span text:style-name="T11"><text:s/>退</text:span><text:span text:style-name="T10"> 料 <text:s/>单 </text:span><text:span text:style-name="T7"><text:s/></text:span><text:span text:style-name="T10"><text:s/></text:span><text:span text:style-name="T9"><text:s text:c="22"/></text:span></text:p>
            <text:p text:style-name="P4"><text:span text:style-name="T2">退料部门</text:span><text:span text:style-name="T4">：</text:span><text:span text:style-name="T20"> [[o.dpt_id.name]]</text:span><text:span text:style-name="T5"> <text:s text:c="13"/>[[time.strftime('%Y')]] <text:s/></text:span><text:span text:style-name="T2">年[[time.strftime('%m')]] 月 [[time.strftime('%d')]] 日 <text:s text:c="2"/></text:span><text:span text:style-name="T4"><text:s text:c="3"/></text:span><text:span text:style-name="T6"><text:s text:c="19"/></text:span><text:span text:style-name="T5"><text:s text:c="5"/>单号： [[o.name]] <text:s text:c="8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table:number-rows-spanned="2" office:value-type="string">
            <text:p text:style-name="P6"><text:span text:style-name="T19">序号</text:span> </text:p>
          </table:table-cell>
          <table:table-cell table:style-name="表格1.B2" table:number-rows-spanned="2" office:value-type="string">
            <text:p text:style-name="P9">物料编号</text:p>
          </table:table-cell>
          <table:table-cell table:style-name="表格1.B2" table:number-rows-spanned="2" office:value-type="string">
            <text:p text:style-name="P9">材 料 名 称</text:p>
          </table:table-cell>
          <table:table-cell table:style-name="表格1.B2" table:number-rows-spanned="2" office:value-type="string">
            <text:p text:style-name="P9">规 格 型 号</text:p>
          </table:table-cell>
          <table:table-cell table:style-name="表格1.B2" table:number-rows-spanned="2" office:value-type="string">
            <text:p text:style-name="P8">数量</text:p>
          </table:table-cell>
          <table:table-cell table:style-name="表格1.B2" table:number-rows-spanned="2" office:value-type="string">
            <text:p text:style-name="P8">退料</text:p>
            <text:p text:style-name="P8">数量</text:p>
          </table:table-cell>
          <table:table-cell table:style-name="表格1.B2" table:number-rows-spanned="2" office:value-type="string">
            <text:p text:style-name="P8">实收</text:p>
            <text:p text:style-name="P8">数量</text:p>
          </table:table-cell>
          <table:table-cell table:style-name="表格1.B2" table:number-rows-spanned="2" office:value-type="string">
            <text:p text:style-name="P9">单 位</text:p>
          </table:table-cell>
          <table:table-cell table:style-name="表格1.B2" table:number-rows-spanned="2" office:value-type="string">
            <text:p text:style-name="P9">单 价</text:p>
          </table:table-cell>
          <table:table-cell table:style-name="表格1.B2" table:number-columns-spanned="10" office:value-type="string">
            <text:p text:style-name="P10"><text:s text:c="22"/><text:span text:style-name="T18">金额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T2" table:number-rows-spanned="7" office:value-type="string">
            <text:p text:style-name="P2">第一联存根</text:p>
            <text:p text:style-name="P2"><text:s text:c="24"/>第二联财务</text:p>
            <text:p text:style-name="P2"/>
            <text:p text:style-name="P2"><text:s text:c="30"/>第三联保管</text:p>
            <text:p text:style-name="P3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B2" office:value-type="string">
            <text:p text:style-name="P8">千</text:p>
          </table:table-cell>
          <table:table-cell table:style-name="表格1.B2" office:value-type="string">
            <text:p text:style-name="P8">百</text:p>
          </table:table-cell>
          <table:table-cell table:style-name="表格1.B2" office:value-type="string">
            <text:p text:style-name="P8">十</text:p>
          </table:table-cell>
          <table:table-cell table:style-name="表格1.B2" office:value-type="string">
            <text:p text:style-name="P8">万</text:p>
          </table:table-cell>
          <table:table-cell table:style-name="表格1.B2" office:value-type="string">
            <text:p text:style-name="P8">千</text:p>
          </table:table-cell>
          <table:table-cell table:style-name="表格1.B2" office:value-type="string">
            <text:p text:style-name="P8">百</text:p>
          </table:table-cell>
          <table:table-cell table:style-name="表格1.B2" office:value-type="string">
            <text:p text:style-name="P8">十</text:p>
          </table:table-cell>
          <table:table-cell table:style-name="表格1.B2" office:value-type="string">
            <text:p text:style-name="P8">元</text:p>
          </table:table-cell>
          <table:table-cell table:style-name="表格1.B2" office:value-type="string">
            <text:p text:style-name="P8">角</text:p>
          </table:table-cell>
          <table:table-cell table:style-name="表格1.B2" office:value-type="string">
            <text:p text:style-name="P8">分</text:p>
          </table:table-cell>
          <table:covered-table-cell/>
        </table:table-row>
        <table:table-row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5">[[repeatIn(o.move_lines,'line')]]<text:bookmark-start text:name="__DdeLink__6044_712976920"/><text:bookmark-start text:name="__DdeLink__6041_712976920"/></text:p>
            <text:p text:style-name="P5">[[line.product_id.default_code]]<text:bookmark-end text:name="__DdeLink__6044_712976920"/><text:bookmark-end text:name="__DdeLink__6041_712976920"/></text:p>
          </table:table-cell>
          <table:table-cell table:style-name="表格1.A2" office:value-type="string">
            <text:p text:style-name="P5">[[line.product_id.name]]</text:p>
          </table:table-cell>
          <table:table-cell table:style-name="表格1.A2" office:value-type="string">
            <text:p text:style-name="P5">[[line.product_id.variants]]</text:p>
          </table:table-cell>
          <table:table-cell table:style-name="表格1.A2" office:value-type="string">
            <text:p text:style-name="P5">[[line.product_qty]]</text:p>
          </table:table-cell>
          <table:table-cell table:style-name="表格1.A2" office:value-type="string">
            <text:p text:style-name="P5">[[line.return_count]]</text:p>
          </table:table-cell>
          <table:table-cell table:style-name="表格1.A2" office:value-type="string">
            <text:p text:style-name="P5">[[line.receive_count]]</text:p>
          </table:table-cell>
          <table:table-cell table:style-name="表格1.A2" office:value-type="string">
            <text:p text:style-name="P5">[[line.product_uom.name]]</text:p>
          </table:table-cell>
          <table:table-cell table:style-name="表格1.A2" office:value-type="string">
            <text:p text:style-name="P5">[[line.product_id.standard_price]]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covered-table-cell/>
        </table:table-row>
        <table:table-row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covered-table-cell/>
        </table:table-row>
        <table:table-row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covered-table-cell/>
        </table:table-row>
        <table:table-row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covered-table-cell/>
        </table:table-row>
        <table:table-row>
          <table:table-cell table:style-name="表格1.A2" table:number-columns-spanned="5" office:value-type="string">
            <text:p text:style-name="P7">备注：[[o.note]]</text:p>
          </table:table-cell>
          <table:covered-table-cell/>
          <table:covered-table-cell/>
          <table:covered-table-cell/>
          <table:covered-table-cell/>
          <table:table-cell table:style-name="表格1.A2" office:value-type="string">
            <text:p text:style-name="P7"/>
          </table:table-cell>
          <table:table-cell table:style-name="表格1.A2" office:value-type="string">
            <text:p text:style-name="P7"/>
          </table:table-cell>
          <table:table-cell table:style-name="表格1.A2" table:number-columns-spanned="2" office:value-type="string">
            <text:p text:style-name="P4"/>
            <text:p text:style-name="P5"><text:s text:c="2"/><text:span text:style-name="T14">合计</text:span></text:p>
          </table:table-cell>
          <table:covered-table-cell/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covered-table-cell/>
        </table:table-row>
      </table:table>
      <text:p text:style-name="P1"><text:span text:style-name="T18">会计：</text:span> <text:s text:c="15"/>部门主管<text:span text:style-name="T18">：</text:span> <text:s text:c="20"/><text:span text:style-name="T18">退</text:span>料<text:span text:style-name="T18">：</text:span> <text:s text:c="12"/><text:span text:style-name="T18">收</text:span>料<text:span text:style-name="T18">：[[o.responsible.name]]</text:span> <text:s text:c="16"/>200<text:span text:style-name="T18">7</text:span>/<text:span text:style-name="T18">07</text:span>/<text:span text:style-name="T18">06</text:span> Rev:A <text:s text:c="99"/>MTL-MR-0<text:span text:style-name="T18">13</text:span></text:p>
      <text:p text:style-name="P2">[[repeatIn(objects,'o')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 Black" svg:font-family="'Arial Black'"/>
    <style:font-face style:name="GB2312" svg:font-family="GB2312"/>
    <style:font-face style:name="Tahoma1" svg:font-family="Tahoma"/>
    <style:font-face style:name="华文中宋" svg:font-family="华文中宋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隶书" svg:font-family="隶书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26M18S</meta:editing-duration>
    <meta:editing-cycles>42</meta:editing-cycles>
    <meta:generator>OpenOffice.org/3.3$Win32 OpenOffice.org_project/330m20$Build-9567</meta:generator>
    <dc:date>2013-01-23T09:19:52.51</dc:date>
    <dc:creator>wang sheng wang</dc:creator>
    <meta:document-statistic meta:table-count="1" meta:image-count="0" meta:object-count="0" meta:page-count="1" meta:paragraph-count="42" meta:word-count="81" meta:character-count="1034"/>
    <meta:user-defined meta:name="Info 1"/>
    <meta:user-defined meta:name="Info 2"/>
    <meta:user-defined meta:name="Info 3"/>
    <meta:user-defined meta:name="Info 4"/>
  </office:meta>
</office:document-meta>
</file>